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3638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mbo-3-45_items-randomiz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 do my best to make a good first impression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am happy with who I am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tend to be emotional, but can be very logical at times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am adventurous and love to try new things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have been accused of being a perfectionist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rmalcy is in the eye of the beholder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care about other people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like to push myself to the limits of my capabilities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can be difficult to get along with at times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work hard and expect my efforts to be appreciated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e wealthiest person is a pauper at times, compared to a man with a satisfied mind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lattery will get you nowhere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value excitement and am not afraid to take risks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ational decisions are best, and they require the absolute truth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dislike it when people try to manipulate me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like to get along with people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ometimes I give up too easily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tend to be honest, fair, and impartial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mind my manners and am very polite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t's important to know the rules, even if you are going to break them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know for a fact that "it's always darkest just before the dawn"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love to dive deeply into interesting topics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ariety is the spice of life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nly my very closest friends have seen my vulnerable side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t times I care more for others than I do for myself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keep things organized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want to be there for my friends when they are sad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am happy with who I am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have a lot of anxiety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tend to avoid conflict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dislike loud people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know how to get the things I need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n some ways, I am a "jack of all trades"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want to help stray pets find their old home or a new one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do not like to joke around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's nice to have some control over the work I am doing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can be competitive at times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insist on making my own decisions, but do so only when I'm good and ready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tend to be flexible, but can be a bit stubborn at times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eople sometimes tell me I should get out more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can be brutally honest at times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like to keep up with how my friends are doing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have trouble saving money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believe ideals can make us better people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am not afraid to break the rules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  <table:database-ranges>
        <table:database-range table:name="__Anonymous_Sheet_DB__0" table:target-range-address="'combo-3-45_items-randomized'.A3:'combo-3-45_items-randomized'.C45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6">00/00/0000</text:date>, <text:time style:data-style-name="N2" text:time-value="16:24:58.2044313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06T16:30:02.846144728</dc:date>
    <meta:editing-duration>PT36M12S</meta:editing-duration>
    <meta:editing-cycles>38</meta:editing-cycles>
    <meta:generator>LibreOffice/6.4.7.2$Linux_X86_64 LibreOffice_project/40$Build-2</meta:generator>
    <meta:document-statistic meta:table-count="1" meta:cell-count="135" meta:object-count="0"/>
  </office:meta>
</office:document-meta>
</file>